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>
      <style:paragraph-properties>
        <style:tab-stops>
          <style:tab-stop style:position="0.979cm"/>
        </style:tab-stops>
      </style:paragraph-properties>
    </style:style>
    <style:style style:name="P2" style:family="paragraph" style:parent-style-name="List_20_Paragraph">
      <style:paragraph-properties fo:margin-left="2.54cm" fo:margin-right="0cm" fo:text-indent="0cm" style:auto-text-indent="false">
        <style:tab-stops>
          <style:tab-stop style:position="0.979cm"/>
        </style:tab-stops>
      </style:paragraph-properties>
    </style:style>
    <style:style style:name="P3" style:family="paragraph" style:parent-style-name="List_20_Paragraph" style:list-style-name="WWNum2">
      <style:paragraph-properties>
        <style:tab-stops>
          <style:tab-stop style:position="0.979cm"/>
        </style:tab-stops>
      </style:paragraph-properties>
    </style:style>
    <style:style style:name="P4" style:family="paragraph" style:parent-style-name="List_20_Paragraph">
      <style:paragraph-properties fo:margin-left="3.81cm" fo:margin-right="0cm" fo:text-indent="0cm" style:auto-text-indent="false">
        <style:tab-stops>
          <style:tab-stop style:position="0.979cm"/>
        </style:tab-stops>
      </style:paragraph-properties>
    </style:style>
    <style:style style:name="P5" style:family="paragraph" style:parent-style-name="List_20_Paragraph" style:list-style-name="WWNum3">
      <style:paragraph-properties>
        <style:tab-stops>
          <style:tab-stop style:position="0.979cm"/>
        </style:tab-stops>
      </style:paragraph-properties>
    </style:style>
    <style:style style:name="P6" style:family="paragraph" style:parent-style-name="List_20_Paragraph" style:list-style-name="WWNum4">
      <style:paragraph-properties>
        <style:tab-stops>
          <style:tab-stop style:position="0.979cm"/>
        </style:tab-stops>
      </style:paragraph-properties>
    </style:style>
    <style:style style:name="P7" style:family="paragraph" style:parent-style-name="List_20_Paragraph" style:list-style-name="WWNum5">
      <style:paragraph-properties>
        <style:tab-stops>
          <style:tab-stop style:position="0.979cm"/>
        </style:tab-stops>
      </style:paragraph-properties>
    </style:style>
    <style:style style:name="P8" style:family="paragraph" style:parent-style-name="List_20_Paragraph" style:list-style-name="WWNum6">
      <style:paragraph-properties>
        <style:tab-stops>
          <style:tab-stop style:position="0.979cm"/>
        </style:tab-stops>
      </style:paragraph-properties>
    </style:style>
    <style:style style:name="P9" style:family="paragraph" style:parent-style-name="List_20_Paragraph" style:list-style-name="WWNum7">
      <style:paragraph-properties>
        <style:tab-stops>
          <style:tab-stop style:position="0.979cm"/>
        </style:tab-stops>
      </style:paragraph-properties>
    </style:style>
    <style:style style:name="P10" style:family="paragraph" style:parent-style-name="List_20_Paragraph" style:list-style-name="WWNum8">
      <style:paragraph-properties>
        <style:tab-stops>
          <style:tab-stop style:position="0.979cm"/>
        </style:tab-stops>
      </style:paragraph-properties>
    </style:style>
    <style:style style:name="P11" style:family="paragraph" style:parent-style-name="List_20_Paragraph" style:list-style-name="WWNum9">
      <style:paragraph-properties>
        <style:tab-stops>
          <style:tab-stop style:position="0.979cm"/>
        </style:tab-stops>
      </style:paragraph-properties>
    </style:style>
    <style:style style:name="P12" style:family="paragraph" style:parent-style-name="List_20_Paragraph" style:list-style-name="WWNum10">
      <style:paragraph-properties>
        <style:tab-stops>
          <style:tab-stop style:position="0.979cm"/>
        </style:tab-stops>
      </style:paragraph-properties>
    </style:style>
    <style:style style:name="P13" style:family="paragraph" style:parent-style-name="List_20_Paragraph" style:list-style-name="WWNum11">
      <style:paragraph-properties>
        <style:tab-stops>
          <style:tab-stop style:position="0.979cm"/>
        </style:tab-stops>
      </style:paragraph-properties>
    </style:style>
    <style:style style:name="P14" style:family="paragraph" style:parent-style-name="List_20_Paragraph" style:list-style-name="WWNum12">
      <style:paragraph-properties>
        <style:tab-stops>
          <style:tab-stop style:position="0.979cm"/>
        </style:tab-stops>
      </style:paragraph-properties>
    </style:style>
    <style:style style:name="P15" style:family="paragraph" style:parent-style-name="List_20_Paragraph">
      <style:paragraph-properties fo:margin-left="4.154cm" fo:margin-right="0cm" fo:text-indent="0cm" style:auto-text-indent="false">
        <style:tab-stops>
          <style:tab-stop style:position="0.979cm"/>
        </style:tab-stops>
      </style:paragraph-properties>
    </style:style>
    <style:style style:name="P16" style:family="paragraph" style:parent-style-name="List_20_Paragraph" style:list-style-name="WWNum13">
      <style:paragraph-properties>
        <style:tab-stops>
          <style:tab-stop style:position="0.979cm"/>
        </style:tab-stops>
      </style:paragraph-properties>
    </style:style>
    <style:style style:name="P17" style:family="paragraph" style:parent-style-name="List_20_Paragraph" style:list-style-name="WWNum14">
      <style:paragraph-properties>
        <style:tab-stops>
          <style:tab-stop style:position="0.979cm"/>
        </style:tab-stops>
      </style:paragraph-properties>
    </style:style>
    <style:style style:name="P18" style:family="paragraph" style:parent-style-name="List_20_Paragraph" style:list-style-name="WWNum15">
      <style:paragraph-properties>
        <style:tab-stops>
          <style:tab-stop style:position="0.979cm"/>
        </style:tab-stops>
      </style:paragraph-properties>
    </style:style>
    <style:style style:name="P19" style:family="paragraph" style:parent-style-name="List_20_Paragraph" style:list-style-name="WWNum16">
      <style:paragraph-properties>
        <style:tab-stops>
          <style:tab-stop style:position="0.979cm"/>
        </style:tab-stops>
      </style:paragraph-properties>
    </style:style>
    <style:style style:name="P20" style:family="paragraph" style:parent-style-name="List_20_Paragraph">
      <style:paragraph-properties fo:margin-left="3.78cm" fo:margin-right="0cm" fo:text-indent="0cm" style:auto-text-indent="false">
        <style:tab-stops>
          <style:tab-stop style:position="0.979cm"/>
        </style:tab-stops>
      </style:paragraph-properties>
    </style:style>
    <style:style style:name="P21" style:family="paragraph" style:parent-style-name="List_20_Paragraph" style:list-style-name="WWNum17">
      <style:paragraph-properties>
        <style:tab-stops>
          <style:tab-stop style:position="0.979cm"/>
        </style:tab-stops>
      </style:paragraph-properties>
    </style:style>
    <style:style style:name="P22" style:family="paragraph" style:parent-style-name="List_20_Paragraph" style:list-style-name="WWNum18">
      <style:paragraph-properties>
        <style:tab-stops>
          <style:tab-stop style:position="0.979cm"/>
        </style:tab-stops>
      </style:paragraph-properties>
    </style:style>
    <style:style style:name="P23" style:family="paragraph" style:parent-style-name="List_20_Paragraph" style:list-style-name="WWNum19">
      <style:paragraph-properties>
        <style:tab-stops>
          <style:tab-stop style:position="0.979cm"/>
        </style:tab-stops>
      </style:paragraph-properties>
    </style:style>
    <style:style style:name="P24" style:family="paragraph" style:parent-style-name="List_20_Paragraph" style:list-style-name="WWNum20">
      <style:paragraph-properties>
        <style:tab-stops>
          <style:tab-stop style:position="0.979cm"/>
        </style:tab-stops>
      </style:paragraph-properties>
    </style:style>
    <style:style style:name="P25" style:family="paragraph" style:parent-style-name="List_20_Paragraph" style:list-style-name="WWNum4">
      <style:paragraph-properties>
        <style:tab-stops>
          <style:tab-stop style:position="4.392cm"/>
        </style:tab-stops>
      </style:paragraph-properties>
    </style:style>
    <style:style style:name="P26" style:family="paragraph" style:parent-style-name="List_20_Paragraph">
      <style:paragraph-properties fo:margin-left="3.78cm" fo:margin-right="0cm" fo:text-indent="0cm" style:auto-text-indent="false">
        <style:tab-stops>
          <style:tab-stop style:position="4.392cm"/>
        </style:tab-stops>
      </style:paragraph-properties>
    </style:style>
    <style:style style:name="P27" style:family="paragraph" style:parent-style-name="List_20_Paragraph" style:list-style-name="WWNum3">
      <style:paragraph-properties>
        <style:tab-stops>
          <style:tab-stop style:position="4.392cm"/>
        </style:tab-stops>
      </style:paragraph-properties>
    </style:style>
    <style:style style:name="P28" style:family="paragraph" style:parent-style-name="List_20_Paragraph">
      <style:paragraph-properties fo:margin-left="2.54cm" fo:margin-right="0cm" fo:text-indent="0cm" style:auto-text-indent="false">
        <style:tab-stops>
          <style:tab-stop style:position="4.392cm"/>
        </style:tab-stops>
      </style:paragraph-properties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3.254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0.979cm"/>
        </style:tab-stops>
      </style:paragraph-properties>
    </style:style>
    <style:style style:name="P32" style:family="paragraph" style:parent-style-name="Standard">
      <style:paragraph-properties fo:margin-left="2.54cm" fo:margin-right="0cm" fo:text-indent="0cm" style:auto-text-indent="false">
        <style:tab-stops>
          <style:tab-stop style:position="0.979cm"/>
        </style:tab-stops>
      </style:paragraph-properties>
    </style:style>
    <style:style style:name="P33" style:family="paragraph" style:parent-style-name="Standard">
      <style:paragraph-properties fo:margin-left="0.344cm" fo:margin-right="0cm" fo:text-indent="0cm" style:auto-text-indent="false">
        <style:tab-stops>
          <style:tab-stop style:position="0.979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4.392cm"/>
        </style:tab-stops>
      </style:paragraph-properties>
    </style:style>
    <style:style style:name="P3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3.254cm"/>
        </style:tab-stops>
      </style:paragraph-properties>
      <style:text-properties fo:font-size="14pt" style:font-size-asian="14pt" style:font-size-complex="14pt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paragraph-properties>
        <style:tab-stops>
          <style:tab-stop style:position="0.741cm"/>
          <style:tab-stop style:position="3.254cm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0.741cm"/>
          <style:tab-stop style:position="3.254cm"/>
        </style:tab-stops>
      </style:paragraph-properties>
      <style:text-properties officeooo:rsid="0007660c" officeooo:paragraph-rsid="0007660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fo:background-color="#c0c0c0"/>
    </style:style>
    <style:style style:name="T3" style:family="text">
      <style:text-properties officeooo:rsid="00076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todologia Ágil XP</text:p>
      <text:p text:style-name="Standard"/>
      <text:p text:style-name="P29"><text:span text:style-name="T2">Dados fornecidos pelo cliente</text:span><text:span text:style-name="T1"/></text:p>
      <text:p text:style-name="Standard"/>
      <text:list text:style-name="WWNum1">
        <text:list-item>
          <text:list>
            <text:list-item>
              <text:p text:style-name="P1">Intuito do Site</text:p>
            </text:list-item>
          </text:list>
        </text:list-item>
      </text:list>
      <text:p text:style-name="P2"/>
      <text:list text:style-name="WWNum2">
        <text:list-item>
          <text:p text:style-name="P3">Site informativo educacional, com o intuito de informar e proporcionar informação de pesquisa sobre a história da criação do símbolo do androide.</text:p>
        </text:list-item>
      </text:list>
      <text:p text:style-name="P4"/>
      <text:list xml:id="list1754496289" text:style-name="WWNum3">
        <text:list-item>
          <text:list>
            <text:list-item>
              <text:p text:style-name="P5">Tipo de Projeto:</text:p>
            </text:list-item>
          </text:list>
        </text:list-item>
      </text:list>
      <text:p text:style-name="P2"/>
      <text:list xml:id="list3893531195" text:style-name="WWNum4">
        <text:list-item>
          <text:p text:style-name="P6">Site Novo - Site Versão 1.0</text:p>
        </text:list-item>
      </text:list>
      <text:p text:style-name="P31"/>
      <text:list xml:id="list211532917695662" text:continue-list="list1754496289" text:style-name="WWNum3">
        <text:list-item>
          <text:list>
            <text:list-item>
              <text:p text:style-name="P5">Tipos de contatos</text:p>
            </text:list-item>
          </text:list>
        </text:list-item>
      </text:list>
      <text:p text:style-name="P2"/>
      <text:list xml:id="list211533360502585" text:continue-list="list3893531195" text:style-name="WWNum4">
        <text:list-item>
          <text:p text:style-name="P25">Email e Whatsapp</text:p>
        </text:list-item>
      </text:list>
      <text:p text:style-name="P26"/>
      <text:list xml:id="list211532195677853" text:continue-list="list211532917695662" text:style-name="WWNum3">
        <text:list-item>
          <text:list>
            <text:list-item>
              <text:p text:style-name="P27">Links externos</text:p>
            </text:list-item>
          </text:list>
        </text:list-item>
      </text:list>
      <text:p text:style-name="P28"/>
      <text:list xml:id="list211532156205678" text:continue-list="list211533360502585" text:style-name="WWNum4">
        <text:list-item>
          <text:p text:style-name="P25">6 links</text:p>
        </text:list-item>
      </text:list>
      <text:p text:style-name="P34"/>
      <text:list xml:id="list211532688699584" text:continue-list="list211532195677853" text:style-name="WWNum3">
        <text:list-item>
          <text:list>
            <text:list-item>
              <text:p text:style-name="P27">Tipo de palheta de cores</text:p>
            </text:list-item>
          </text:list>
        </text:list-item>
      </text:list>
      <text:p text:style-name="P28"/>
      <text:list xml:id="list211533457484810" text:continue-list="list211532156205678" text:style-name="WWNum4">
        <text:list-item>
          <text:p text:style-name="P25">Cores com relação ao conteúdo(androide)</text:p>
        </text:list-item>
      </text:list>
      <text:p text:style-name="P26"/>
      <text:list text:style-name="WWNum5">
        <text:list-item>
          <text:list>
            <text:list-item>
              <text:p text:style-name="P7">Tipo de Site:</text:p>
            </text:list-item>
          </text:list>
        </text:list-item>
      </text:list>
      <text:p text:style-name="P2"/>
      <text:list text:style-name="WWNum6">
        <text:list-item>
          <text:p text:style-name="P8">Site educacional informativo para quem quer se informar a respeito de um específico assunto.</text:p>
        </text:list-item>
      </text:list>
      <text:p text:style-name="P32"/>
      <text:list text:style-name="WWNum7">
        <text:list-item>
          <text:list>
            <text:list-item>
              <text:p text:style-name="P9">Complexidade:</text:p>
            </text:list-item>
          </text:list>
        </text:list-item>
      </text:list>
      <text:p text:style-name="P2"/>
      <text:list text:style-name="WWNum8">
        <text:list-item>
          <text:p text:style-name="P10">Baixa, tendo apenas uma<text:span text:style-name="T3"> </text:span>página <text:span text:style-name="T3">com</text:span> algumas poucas funcionalidades.</text:p>
        </text:list-item>
      </text:list>
      <text:p text:style-name="P4"/>
      <text:list text:style-name="WWNum9">
        <text:list-item>
          <text:list>
            <text:list-item>
              <text:p text:style-name="P11">Nº páginas:</text:p>
            </text:list-item>
          </text:list>
        </text:list-item>
      </text:list>
      <text:p text:style-name="P2"/>
      <text:list text:style-name="WWNum10">
        <text:list-item>
          <text:p text:style-name="P12">1 página / 6 seções</text:p>
        </text:list-item>
      </text:list>
      <text:p text:style-name="P4"/>
      <text:list text:style-name="WWNum11">
        <text:list-item>
          <text:list>
            <text:list-item>
              <text:p text:style-name="P13">Menu do Site:</text:p>
            </text:list-item>
          </text:list>
        </text:list-item>
      </text:list>
      <text:p text:style-name="P2"/>
      <text:list text:style-name="WWNum12">
        <text:list-item>
          <text:list>
            <text:list-item>
              <text:list>
                <text:list-item>
                  <text:p text:style-name="P14"><text:soft-page-break/>A página principal do site que fornece uma visão geral da empresa e apresenta </text:p>
                </text:list-item>
              </text:list>
            </text:list-item>
          </text:list>
        </text:list-item>
      </text:list>
      <text:p text:style-name="P15">Links para outros sites.</text:p>
      <text:p text:style-name="P33"/>
      <text:list text:style-name="WWNum13">
        <text:list-item>
          <text:list>
            <text:list-item>
              <text:p text:style-name="P16">Quantos idiomas:</text:p>
            </text:list-item>
          </text:list>
        </text:list-item>
      </text:list>
      <text:p text:style-name="P2"/>
      <text:list text:style-name="WWNum14">
        <text:list-item>
          <text:p text:style-name="P17">3 idioma</text:p>
        </text:list-item>
      </text:list>
      <text:p text:style-name="P32"/>
      <text:list text:style-name="WWNum15">
        <text:list-item>
          <text:list>
            <text:list-item>
              <text:p text:style-name="P18">Textos que irão influenciar a experiência do utilizador:</text:p>
            </text:list-item>
          </text:list>
        </text:list-item>
      </text:list>
      <text:p text:style-name="P2"/>
      <text:list text:style-name="WWNum16">
        <text:list-item>
          <text:p text:style-name="P19">Preciso de ajuda profissional na criação de conteúdos</text:p>
        </text:list-item>
      </text:list>
      <text:p text:style-name="P20"/>
      <text:list text:style-name="WWNum17">
        <text:list-item>
          <text:list>
            <text:list-item>
              <text:p text:style-name="P21">Imagens:</text:p>
            </text:list-item>
          </text:list>
        </text:list-item>
      </text:list>
      <text:p text:style-name="P2"/>
      <text:list text:style-name="WWNum18">
        <text:list-item>
          <text:p text:style-name="P22">Irei fornecer todas as fotos / imagens</text:p>
        </text:list-item>
      </text:list>
      <text:p text:style-name="P4"/>
      <text:list text:style-name="WWNum19">
        <text:list-item>
          <text:list>
            <text:list-item>
              <text:p text:style-name="P23">Seo:</text:p>
            </text:list-item>
          </text:list>
        </text:list-item>
      </text:list>
      <text:p text:style-name="P2"/>
      <text:list text:style-name="WWNum20">
        <text:list-item>
          <text:list>
            <text:list-item>
              <text:list>
                <text:list-item>
                  <text:p text:style-name="P24">SEO básico é a primeira etapa do processo de otimização de um site. Inclui as atividades mais simples e básicas, como otimização de palavras-chave, meta descriptions, títulos de página e tags de cabeçalho.</text:p>
                </text:list-item>
              </text:list>
            </text:list-item>
          </text:list>
        </text:list-item>
      </text:list>
      <text:p text:style-name="Standard"/>
      <text:p text:style-name="P29"><text:span text:style-name="T2">Planejamento do Projeto</text:span><text:span text:style-name="T1"/></text:p>
      <text:p text:style-name="Standard"/>
      <text:p text:style-name="Standard">Header <text:s/>com 4 links, três internos e um externo</text:p>
      <text:p text:style-name="Standard">Um main com os dados principais contendo ao total 3 links externos e formatação, três fotos responsivas ao tamanho da tela, um aside com 1 link externo, um vídeo também responsivo</text:p>
      <text:p text:style-name="Standard">Um footer com dados de contato e créditos e um link externo.</text:p>
      <text:p text:style-name="Standard">Designer css com cores pre definidas, fontes e imagens já disponibilizadas pelo cliente.</text:p>
      <text:p text:style-name="Standard"/>
      <text:p text:style-name="Standard">Início do projeto (30/09/2023)</text:p>
      <text:p text:style-name="Standard"/>
      <text:p text:style-name="Standard">Header: <text:s/>Prazo</text:p>
      <text:p text:style-name="Standard">Data de entrega (01/10/2023)</text:p>
      <text:p text:style-name="Standard"/>
      <text:p text:style-name="Standard"/>
      <text:p text:style-name="Standard"><text:soft-page-break/>Main: <text:s/>Prazo</text:p>
      <text:p text:style-name="Standard">Data de entrega (03/10/2023)</text:p>
      <text:p text:style-name="Standard"/>
      <text:p text:style-name="Standard">Aside: <text:s/>Prazo</text:p>
      <text:p text:style-name="Standard">Data de entrega (04/10/2023)</text:p>
      <text:p text:style-name="Standard"/>
      <text:p text:style-name="Standard">Formatações css, fontes e imagens: Prazo</text:p>
      <text:p text:style-name="Standard">Data de entrega (06/10/2023)</text:p>
      <text:p text:style-name="Standard"/>
      <text:p text:style-name="P29"><text:span text:style-name="T2">Iterações</text:span><text:span text:style-name="T1"/></text:p>
      <text:p text:style-name="Standard"/>
      <text:p text:style-name="Standard">Ciclos de interações de 2 semanas, 5h dia</text:p>
      <text:p text:style-name="Standard"/>
      <text:p text:style-name="P29"><text:span text:style-name="T2">Desenvolvimento e Testes de Software</text:span><text:span text:style-name="T1"/></text:p>
      <text:p text:style-name="P35"/>
      <text:p text:style-name="Standard">Testes e desenvolvimento de software concluídos, sem bugs a relatar </text:p>
      <text:p text:style-name="Standard"/>
      <text:p text:style-name="P30"><text:span text:style-name="T2">Feedback Contínuo</text:span><text:span text:style-name="T1"/></text:p>
      <text:p text:style-name="P36"/>
      <text:p text:style-name="P38">Feedback positivo e atende plenamente às expectativas e necessidades do cliente.</text:p>
      <text:p text:style-name="P39">Quantas pessoas foram preciso</text:p>
      <text:p text:style-name="P39">fez os testes como dev ou cliente</text:p>
      <text:p text:style-name="P36"/>
      <text:p text:style-name="P30"><text:span text:style-name="T2">Integração Contínua</text:span><text:span text:style-name="T1"/></text:p>
      <text:p text:style-name="P36"/>
      <text:p text:style-name="P36"><text:bookmark text:name="_GoBack"/></text:p>
      <text:p text:style-name="P30"><text:span text:style-name="T2">Programação em Duplas</text:span><text:span text:style-name="T1"/></text:p>
      <text:p text:style-name="P36"/>
      <text:p text:style-name="P37"/>
      <text:p text:style-name="P29"><text:soft-page-break/><text:span text:style-name="T2">Testes Automatizados</text:span><text:span text:style-name="T1"/></text:p>
      <text:p text:style-name="P37"/>
      <text:p text:style-name="P29"><text:span text:style-name="T2">Design Simples</text:span><text:span text:style-name="T1"/></text:p>
      <text:p text:style-name="P35"/>
      <text:p text:style-name="P37"/>
      <text:p text:style-name="P29"><text:span text:style-name="T2">Refatoração</text:span><text:span text:style-name="T1"/></text:p>
      <text:p text:style-name="P35"/>
      <text:p text:style-name="P37"/>
      <text:p text:style-name="P29"><text:span text:style-name="T2">Reuniões Diárias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614cm"/>
        </style:list-level-properties>
        <style:text-properties style:font-name="Courier New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Courier New1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Courier New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onta da Microsoft</meta:initial-creator>
    <dc:creator>Emerson da Silva Pereira</dc:creator>
    <meta:editing-cycles>3</meta:editing-cycles>
    <meta:creation-date>2023-10-01T00:08:00</meta:creation-date>
    <dc:date>2023-10-05T21:15:31.941000000</dc:date>
    <meta:editing-duration>PT9H6M30S</meta:editing-duration>
    <meta:generator>LibreOffice/7.4.7.2$Windows_X86_64 LibreOffice_project/723314e595e8007d3cf785c16538505a1c878ca5</meta:generator>
    <meta:document-statistic meta:table-count="0" meta:image-count="0" meta:object-count="0" meta:page-count="4" meta:paragraph-count="57" meta:word-count="364" meta:character-count="2143" meta:non-whitespace-character-count="1856"/>
    <meta:user-defined meta:name="AppVersion">15.0000</meta:user-defined>
    <meta:template xlink:type="simple" xlink:actuate="onRequest" xlink:title="Normal.dotm" xlink:href=""/>
  </office:meta>
</office:document-meta>
</file>